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2.21006608" calcext:value-type="float">
            <text:p>2,21006608</text:p>
          </table:table-cell>
          <table:table-cell office:value-type="float" office:value="0.3258876801" calcext:value-type="float">
            <text:p>0,3258876801</text:p>
          </table:table-cell>
          <table:table-cell office:value-type="float" office:value="0.01158912573" calcext:value-type="float">
            <text:p>0,0115891257</text:p>
          </table:table-cell>
          <table:table-cell office:value-type="float" office:value="0.001401276211" calcext:value-type="float">
            <text:p>0,00140127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696" calcext:value-type="float">
            <text:p>149696</text:p>
          </table:table-cell>
          <table:table-cell office:value-type="float" office:value="2.032147169" calcext:value-type="float">
            <text:p>2,032147169</text:p>
          </table:table-cell>
          <table:table-cell office:value-type="float" office:value="0.373331815" calcext:value-type="float">
            <text:p>0,373331815</text:p>
          </table:table-cell>
          <table:table-cell office:value-type="float" office:value="0.002641972154" calcext:value-type="float">
            <text:p>0,0026419722</text:p>
          </table:table-cell>
          <table:table-cell office:value-type="float" office:value="0.0001969593577" calcext:value-type="float">
            <text:p>0,00019695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891" calcext:value-type="float">
            <text:p>151891</text:p>
          </table:table-cell>
          <table:table-cell office:value-type="float" office:value="1.630566835" calcext:value-type="float">
            <text:p>1,630566835</text:p>
          </table:table-cell>
          <table:table-cell office:value-type="float" office:value="0.3939647675" calcext:value-type="float">
            <text:p>0,3939647675</text:p>
          </table:table-cell>
          <table:table-cell office:value-type="float" office:value="0.00125494448" calcext:value-type="float">
            <text:p>0,0012549445</text:p>
          </table:table-cell>
          <table:table-cell table:style-name="ce1" office:value-type="float" office:value="0.00007362340693" calcext:value-type="float">
            <text:p>7,3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052" calcext:value-type="float">
            <text:p>153052</text:p>
          </table:table-cell>
          <table:table-cell office:value-type="float" office:value="1.628277779" calcext:value-type="float">
            <text:p>1,628277779</text:p>
          </table:table-cell>
          <table:table-cell office:value-type="float" office:value="0.4689058959" calcext:value-type="float">
            <text:p>0,4689058959</text:p>
          </table:table-cell>
          <table:table-cell office:value-type="float" office:value="0.0008335685707" calcext:value-type="float">
            <text:p>0,0008335686</text:p>
          </table:table-cell>
          <table:table-cell table:style-name="ce1" office:value-type="float" office:value="0.00006974079588" calcext:value-type="float">
            <text:p>6,9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924" calcext:value-type="float">
            <text:p>153924</text:p>
          </table:table-cell>
          <table:table-cell office:value-type="float" office:value="1.864215016" calcext:value-type="float">
            <text:p>1,864215016</text:p>
          </table:table-cell>
          <table:table-cell office:value-type="float" office:value="0.4307663739" calcext:value-type="float">
            <text:p>0,4307663739</text:p>
          </table:table-cell>
          <table:table-cell office:value-type="float" office:value="0.000607589609" calcext:value-type="float">
            <text:p>0,0006075896</text:p>
          </table:table-cell>
          <table:table-cell table:style-name="ce1" office:value-type="float" office:value="0.00006604234659" calcext:value-type="float">
            <text:p>6,6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4643" calcext:value-type="float">
            <text:p>154643</text:p>
          </table:table-cell>
          <table:table-cell office:value-type="float" office:value="1.461789131" calcext:value-type="float">
            <text:p>1,461789131</text:p>
          </table:table-cell>
          <table:table-cell office:value-type="float" office:value="0.4417280555" calcext:value-type="float">
            <text:p>0,4417280555</text:p>
          </table:table-cell>
          <table:table-cell office:value-type="float" office:value="0.0005456182989" calcext:value-type="float">
            <text:p>0,0005456183</text:p>
          </table:table-cell>
          <table:table-cell table:style-name="ce1" office:value-type="float" office:value="0.00004601600085" calcext:value-type="float">
            <text:p>4,60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251" calcext:value-type="float">
            <text:p>155251</text:p>
          </table:table-cell>
          <table:table-cell office:value-type="float" office:value="1.36014986" calcext:value-type="float">
            <text:p>1,36014986</text:p>
          </table:table-cell>
          <table:table-cell office:value-type="float" office:value="0.5441568494" calcext:value-type="float">
            <text:p>0,5441568494</text:p>
          </table:table-cell>
          <table:table-cell office:value-type="float" office:value="0.0003994564759" calcext:value-type="float">
            <text:p>0,0003994565</text:p>
          </table:table-cell>
          <table:table-cell table:style-name="ce1" office:value-type="float" office:value="0.00003274233313" calcext:value-type="float">
            <text:p>3,2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607" calcext:value-type="float">
            <text:p>155607</text:p>
          </table:table-cell>
          <table:table-cell office:value-type="float" office:value="1.453388333" calcext:value-type="float">
            <text:p>1,453388333</text:p>
          </table:table-cell>
          <table:table-cell office:value-type="float" office:value="0.4980604053" calcext:value-type="float">
            <text:p>0,4980604053</text:p>
          </table:table-cell>
          <table:table-cell office:value-type="float" office:value="0.0004279479326" calcext:value-type="float">
            <text:p>0,0004279479</text:p>
          </table:table-cell>
          <table:table-cell table:style-name="ce1" office:value-type="float" office:value="0.00001960066948" calcext:value-type="float">
            <text:p>1,9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245" calcext:value-type="float">
            <text:p>156245</text:p>
          </table:table-cell>
          <table:table-cell office:value-type="float" office:value="1.634791613" calcext:value-type="float">
            <text:p>1,634791613</text:p>
          </table:table-cell>
          <table:table-cell office:value-type="float" office:value="0.4937587976" calcext:value-type="float">
            <text:p>0,4937587976</text:p>
          </table:table-cell>
          <table:table-cell office:value-type="float" office:value="0.0005628707004" calcext:value-type="float">
            <text:p>0,0005628707</text:p>
          </table:table-cell>
          <table:table-cell table:style-name="ce1" office:value-type="float" office:value="0.0000357894678" calcext:value-type="float">
            <text:p>3,5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737" calcext:value-type="float">
            <text:p>156737</text:p>
          </table:table-cell>
          <table:table-cell office:value-type="float" office:value="1.571883917" calcext:value-type="float">
            <text:p>1,571883917</text:p>
          </table:table-cell>
          <table:table-cell office:value-type="float" office:value="0.465890348" calcext:value-type="float">
            <text:p>0,465890348</text:p>
          </table:table-cell>
          <table:table-cell office:value-type="float" office:value="0.0005448919837" calcext:value-type="float">
            <text:p>0,000544892</text:p>
          </table:table-cell>
          <table:table-cell table:style-name="ce1" office:value-type="float" office:value="0.00001946042721" calcext:value-type="float">
            <text:p>1,9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6847275733" calcext:value-type="float">
            <text:p>1,6847275733</text:p>
          </table:table-cell>
          <table:table-cell table:formula="of:=AVERAGE([.D2:.D11])" office:value-type="float" office:value="0.44364509882" calcext:value-type="float">
            <text:p>0,4436450988</text:p>
          </table:table-cell>
          <table:table-cell table:formula="of:=AVERAGE([.E2:.E11])" office:value-type="float" office:value="0.00194079859352" calcext:value-type="float">
            <text:p>0,0019407986</text:p>
          </table:table-cell>
          <table:table-cell table:formula="of:=AVERAGE([.F2:.F11])" office:value-type="float" office:value="0.000196125101657" calcext:value-type="float">
            <text:p>0,000196125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56:49.170211729</dc:date>
    <meta:document-statistic meta:table-count="1" meta:cell-count="70" meta:object-count="0"/>
    <meta:generator>LibreOffice/4.1.5.3$Linux_X86_64 LibreOffice_project/410m0$Build-3</meta:generator>
  </office:meta>
</office:document-meta>
</file>